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 table:number-rows-repeated="3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 table:number-rows-repeated="2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 table:number-rows-repeated="12">
          <table:table-cell table:number-columns-repeated="256"/>
        </table:table-row>
        <table:table-row table:style-name="ro1" table:number-rows-repeated="8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</text:span><text:span text:style-name="T1">ledge </text:span><text:span text:style-name="T1">Suite </text:span><text:span text:style-name="T1">Chec</text:span><text:span text:style-name="T1">k List</text:span></text:p>
            <text:p><text:span text:style-name="T2">Based on </text:span><text:span text:style-name="T2">Product </text:span><text:span text:style-name="T2">built </text:span><text:span text:style-name="T2">version: </text:span><text:span text:style-name="T2">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1" table:default-cell-style-name="ce68"/>
        <table:table-column table:style-name="co12" table:default-cell-style-name="ce53"/>
        <table:table-column table:style-name="co13" table:default-cell-style-name="ce81"/>
        <table:table-column table:style-name="co14" table:default-cell-style-name="ce86"/>
        <table:table-column table:style-name="co15" table:default-cell-style-name="ce57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96"/>
        <table:table-column table:style-name="co20" table:default-cell-style-name="ce86"/>
        <table:table-column table:style-name="co10" table:number-columns-repeated="10" table:default-cell-style-name="ce82"/>
        <table:table-column table:style-name="co10" table:number-columns-repeated="236" table:default-cell-style-name="Default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14">
            <text:p>14</text:p>
          </table:table-cell>
          <table:table-cell table:style-name="ce99" table:formula="oooc:=COUNTIF([.N$7:.N$999];[.$K1])" office:value-type="float" office:value="14">
            <text:p>14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3">
            <text:p>3</text:p>
          </table:table-cell>
          <table:table-cell table:style-name="ce99" table:formula="oooc:=COUNTIF([.N$7:.N$999];[.$K2])" office:value-type="float" office:value="3">
            <text:p>3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number-columns-repeated="2" table:style-name="ce101" office:value-type="string">
            <text:p>Tester</text:p>
          </table:table-cell>
          <table:table-cell table:style-name="ce102" office:value-type="string">
            <text:p>IE7</text:p>
          </table:table-cell>
          <table:table-cell table:style-name="ce102" office:value-type="string">
            <text:p>FireFox3.5</text:p>
          </table:table-cell>
          <table:table-cell table:style-name="ce102" office:value-type="string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29</text:p>
          </table:table-cell>
          <table:table-cell table:number-columns-repeated="241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59</text:p>
          </table:table-cell>
          <table:table-cell table:number-columns-repeated="241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85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7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</text:span><text:span text:style-name="T4">i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29</text:p>
          </table:table-cell>
          <table:table-cell table:number-columns-repeated="241"/>
        </table:table-row>
        <table:table-row table:style-name="ro22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37</text:p>
          </table:table-cell>
          <table:table-cell table:number-columns-repeated="241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</text:span><text:span text:style-name="T8">on 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7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38</text:p>
          </table:table-cell>
          <table:table-cell table:number-columns-repeated="241"/>
        </table:table-row>
        <table:table-row table:style-name="ro30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8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</text:span><text:span text:style-name="T4">Ban IP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31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9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9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6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32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8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9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6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1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32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3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17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2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2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17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2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33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</text:span><text:span text:style-name="T18">page by </text:span><text:span text:style-name="T18">clicking on </text:span><text:span text:style-name="T18">page name </text:span><text:span text:style-name="T18">in 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92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</text:span><text:span text:style-name="T23">page by </text:span><text:span text:style-name="T23">clicking on </text:span><text:span text:style-name="T23">page name </text:span><text:span text:style-name="T23">in 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9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9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Move </text:span><text:span text:style-name="T10">action </text:span><text:span text:style-name="T10">in 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6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3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6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2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11" table:number-rows-repeated="9">
          <table:table-cell table:style-name="ce69" table:number-columns-repeated="2"/>
          <table:table-cell table:style-name="ce70"/>
          <table:table-cell table:style-name="ce87" table:number-columns-repeated="3"/>
          <table:table-cell table:style-name="ce93"/>
          <table:table-cell table:style-name="ce87"/>
          <table:table-cell table:style-name="ce97"/>
          <table:table-cell table:style-name="ce87" table:number-columns-repeated="247"/>
        </table:table-row>
        <table:table-row table:style-name="ro11" table:number-rows-repeated="10">
          <table:table-cell table:style-name="ce70" table:number-columns-repeated="3"/>
          <table:table-cell table:style-name="ce87" table:number-columns-repeated="253"/>
        </table:table-row>
        <table:table-row table:style-name="ro35" table:number-rows-repeated="2">
          <table:table-cell table:style-name="ce70" table:number-columns-repeated="3"/>
          <table:table-cell table:style-name="ce87" table:number-columns-repeated="253"/>
        </table:table-row>
        <table:table-row table:style-name="ro35">
          <table:table-cell table:style-name="ce70" table:number-columns-repeated="3"/>
          <table:table-cell table:style-name="ce87" table:number-columns-repeated="253"/>
        </table:table-row>
      </table:table>
      <table:table table:name="Summary_Report" table:style-name="ta1" table:print="false">
        <table:table-column table:style-name="co21" table:default-cell-style-name="ce107"/>
        <table:table-column table:style-name="co10" table:default-cell-style-name="ce109"/>
        <table:table-column table:style-name="co22" table:default-cell-style-name="ce111"/>
        <table:table-column table:style-name="co23" table:default-cell-style-name="ce112"/>
        <table:table-column table:style-name="co24" table:default-cell-style-name="ce110"/>
        <table:table-column table:style-name="co10" table:default-cell-style-name="ce116"/>
        <table:table-column table:style-name="co25" table:default-cell-style-name="ce119"/>
        <table:table-column table:style-name="co10" table:default-cell-style-name="ce119"/>
        <table:table-column table:style-name="co26" table:default-cell-style-name="ce121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ooc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ooc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ooc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ooc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ooc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ooc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ooc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ooc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ooc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ooc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ooc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ooc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ooc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ooc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ooc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ooc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ooc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ooc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ooc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ooc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ooc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ooc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ooc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ooc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ooc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ooc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ooc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12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ooc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ooc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ooc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12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ooc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12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ooc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12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ooc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12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ooc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ooc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12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ooc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ooc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ooc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ooc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ooc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ooc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office:value-type="string">
            <text:p>Rename a page</text:p>
          </table:table-cell>
          <table:table-cell table:formula="oooc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ooc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ooc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ooc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office:value-type="string">
            <text:p>View page info</text:p>
          </table:table-cell>
          <table:table-cell table:formula="oooc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office:value-type="string">
            <text:p>Quick search </text:p>
          </table:table-cell>
          <table:table-cell table:formula="oooc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ooc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38" table:number-columns-repeated="2"/>
          <table:table-cell table:style-name="ce122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38" table:number-columns-repeated="2"/>
          <table:table-cell table:style-name="ce122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/04/2012</text:date>, <text:time>17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10T17:05:04</dc:date>
    <meta:printed-by>Thanh Cong Nguyen</meta:printed-by>
    <meta:print-date>2009-03-06T17:07:42</meta:print-date>
    <dc:language>en-US</dc:language>
    <meta:editing-cycles>281</meta:editing-cycles>
    <meta:editing-duration>P9DT9H37M38S</meta:editing-duration>
    <meta:user-defined meta:name="Info 1"/>
    <meta:user-defined meta:name="Info 2"/>
    <meta:user-defined meta:name="Info 3"/>
    <meta:user-defined meta:name="Info 4"/>
    <meta:document-statistic meta:table-count="4" meta:cell-count="1162" meta:object-count="1"/>
  </office:meta>
</office:document-meta>
</file>